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14cm" fo:min-width="3.81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9cm" fo:min-width="3.0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5cm" fo:min-width="4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7cm" fo:min-width="3.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95cm" fo:min-width="6.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05cm" fo:min-width="7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15cm" fo:min-width="7.541cm"/>
    </style:style>
    <style:style style:name="gr10" style:family="graphic" style:parent-style-name="standard">
      <style:graphic-properties draw:fill-color="#ffffff" draw:textarea-horizontal-align="left" draw:textarea-vertical-align="top" draw:auto-grow-height="false" fo:min-height="3.25cm" fo:min-width="7.1cm" fo:wrap-option="wrap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45cm" fo:min-width="3.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6.1cm" svg:height="3.2cm" svg:x="0.8cm" svg:y="0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5cm" svg:height="2.6cm" svg:x="4.4cm" svg:y="26.1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8cm" svg:height="2.5cm" svg:x="6.3cm" svg:y="2.7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.85cm" svg:y1="3.4cm" svg:x2="8.7cm" svg:y2="2.7cm" draw:start-shape="id1" draw:start-glue-point="8" draw:end-shape="id2" draw:end-glue-point="0" svg:d="M3850 3400l4850-700" svg:viewBox="0 0 4851 701">
          <text:p/>
        </draw:connector>
        <draw:custom-shape draw:style-name="gr5" draw:text-style-name="P2" xml:id="id4" draw:id="id4" draw:layer="layout" svg:width="8.3cm" svg:height="5.9cm" svg:x="9.7cm" svg:y="9.9cm">
          <text:p text:style-name="P1">while liczba &gt;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8.7cm" svg:y1="5.2cm" svg:x2="7.57cm" svg:y2="7.4cm" draw:start-shape="id2" draw:start-glue-point="2" draw:end-shape="id3" svg:d="M8700 5200l-1130 2200" svg:viewBox="0 0 1131 2201">
          <text:p/>
        </draw:connector>
        <draw:connector draw:style-name="gr6" draw:text-style-name="P3" draw:layer="layout" svg:x1="9.7cm" svg:y1="12.85cm" svg:x2="6.179cm" svg:y2="21.8cm" draw:start-shape="id4" draw:start-glue-point="5" draw:end-shape="id5" svg:d="M9700 12850h-3521v8950" svg:viewBox="0 0 3522 8951">
          <text:p text:style-name="P4">NIE</text:p>
        </draw:connector>
        <draw:custom-shape draw:style-name="gr7" draw:text-style-name="P2" xml:id="id6" draw:id="id6" draw:layer="layout" svg:width="6.9cm" svg:height="3.2cm" svg:x="11.1cm" svg:y="17cm">
          <text:p text:style-name="P1">suma += liczba % 10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7.7cm" svg:height="3.3cm" svg:x="10.7cm" svg:y="22.4cm">
          <text:p text:style-name="P1">liczba = int(liczba / 10)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8cm" svg:y1="12.85cm" svg:x2="14.55cm" svg:y2="17cm" draw:start-shape="id4" draw:start-glue-point="7" draw:end-shape="id6" draw:end-glue-point="0" svg:d="M18000 12850h502v3551h-3952v599" svg:viewBox="0 0 3953 4151">
          <text:p text:style-name="P5">TAK</text:p>
        </draw:connector>
        <draw:connector draw:style-name="gr4" draw:text-style-name="P3" draw:layer="layout" svg:x1="14.55cm" svg:y1="20.2cm" svg:x2="14.55cm" svg:y2="22.4cm" draw:start-shape="id6" draw:start-glue-point="2" draw:end-shape="id7" draw:end-glue-point="0" svg:d="M14550 20200v2200" svg:viewBox="0 0 1 2201">
          <text:p/>
        </draw:connector>
        <draw:connector draw:style-name="gr4" draw:text-style-name="P3" draw:layer="layout" svg:x1="18.4cm" svg:y1="24.05cm" svg:x2="13.85cm" svg:y2="9.9cm" draw:start-shape="id7" draw:end-shape="id4" draw:end-glue-point="4" svg:d="M18400 24050h501v-14651h-5051v501" svg:viewBox="0 0 5052 14652">
          <text:p/>
        </draw:connector>
        <draw:connector draw:style-name="gr4" draw:text-style-name="P3" draw:layer="layout" svg:x1="18cm" svg:y1="12.85cm" svg:x2="18cm" svg:y2="12.85cm" draw:start-shape="id4" draw:end-shape="id4" svg:d="M18000 12850z" svg:viewBox="0 0 1 1">
          <text:p/>
        </draw:connector>
        <draw:custom-shape draw:style-name="gr9" draw:text-style-name="P6" xml:id="id5" draw:id="id5" draw:layer="layout" svg:width="8.041cm" svg:height="2.4cm" draw:transform="skewX (0.41556289489985) translate (2.159cm 21.8cm)">
          <text:p text:style-name="P1"><text:span text:style-name="T1">wypisz sum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12cm" svg:y1="24.2cm" svg:x2="4.4cm" svg:y2="27.4cm" draw:start-shape="id5" draw:start-glue-point="2" draw:end-shape="id8" draw:end-glue-point="6" svg:d="M5120 24200v950h-1221v2250h501" svg:viewBox="0 0 1222 3201">
          <text:p/>
        </draw:connector>
        <draw:custom-shape draw:style-name="gr10" draw:text-style-name="P2" draw:layer="layout" svg:width="7.6cm" svg:height="3.5cm" svg:x="12.1cm" svg:y="1.4cm">
          <text:p text:style-name="P1">Program sumuje cyfry dowolnie wybranej liczby dwucyfrowej.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7.7cm" svg:height="5.4cm" svg:x="-0.9cm" svg:y="9.1cm">
          <text:p text:style-name="P1">while liczba &lt; 1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xml:id="id3" draw:id="id3" draw:layer="layout" svg:width="8.041cm" svg:height="2.4cm" draw:transform="skewX (0.41556289489985) translate (0.059cm 6.2cm)">
          <text:p text:style-name="P1"><text:span text:style-name="T1">POBIERZ LICZB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.02cm" svg:y1="8.6cm" svg:x2="2.95cm" svg:y2="9.1cm" draw:start-shape="id3" draw:start-glue-point="2" draw:end-shape="id9" svg:d="M3020 8600l-70 500" svg:viewBox="0 0 71 501">
          <text:p/>
        </draw:connector>
        <draw:connector draw:style-name="gr6" draw:text-style-name="P3" draw:layer="layout" svg:x1="6.8cm" svg:y1="11.8cm" svg:x2="13.85cm" svg:y2="9.9cm" draw:start-shape="id9" draw:start-glue-point="7" draw:end-shape="id4" draw:end-glue-point="4" svg:d="M6800 11800h1451v-2401h5599v501" svg:viewBox="0 0 7051 2402">
          <text:p text:style-name="P1">TAK</text:p>
        </draw:connector>
        <draw:connector draw:style-name="gr6" draw:text-style-name="P3" draw:layer="layout" svg:x1="2.95cm" svg:y1="14.5cm" svg:x2="5.132cm" svg:y2="28.32cm" draw:start-shape="id9" draw:end-shape="id8" draw:end-glue-point="7" svg:d="M2950 14500v14702h2182v-882" svg:viewBox="0 0 2183 14703">
          <text:p text:style-name="P4">N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9:03:39.033000000</meta:creation-date>
    <dc:date>2018-10-03T19:45:04.852000000</dc:date>
    <meta:editing-duration>PT37S</meta:editing-duration>
    <meta:editing-cycles>1</meta:editing-cycles>
    <meta:document-statistic meta:object-count="21"/>
    <meta:generator>LibreOffice/6.0.2.1$Windows_x86 LibreOffice_project/f7f06a8f319e4b62f9bc5095aa112a65d2f3ac89</meta:generator>
  </office:meta>
</office:document-meta>
</file>